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Cantarell" svg:font-family="Cantarell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Cantarell" fo:font-size="14pt" fo:font-weight="bold" officeooo:rsid="001ed4ec" officeooo:paragraph-rsid="001ed4ec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Cantarell" officeooo:paragraph-rsid="0016773d"/>
    </style:style>
    <style:style style:name="P3" style:family="paragraph" style:parent-style-name="Standard">
      <style:text-properties style:font-name="Cantarell" fo:font-weight="bold" officeooo:rsid="002482eb" officeooo:paragraph-rsid="002482eb" style:font-weight-asian="bold" style:font-weight-complex="bold"/>
    </style:style>
    <style:style style:name="P4" style:family="paragraph" style:parent-style-name="Standard">
      <style:text-properties style:font-name="Cantarell" fo:font-weight="bold" officeooo:rsid="002482eb" officeooo:paragraph-rsid="0035a422" style:font-weight-asian="bold" style:font-weight-complex="bold"/>
    </style:style>
    <style:style style:name="P5" style:family="paragraph" style:parent-style-name="Standard">
      <style:text-properties style:font-name="Cantarell" fo:font-weight="bold" officeooo:rsid="003e61f5" officeooo:paragraph-rsid="003e61f5" style:font-weight-asian="bold" style:font-weight-complex="bold"/>
    </style:style>
    <style:style style:name="P6" style:family="paragraph" style:parent-style-name="Standard" style:list-style-name="L1">
      <style:text-properties officeooo:paragraph-rsid="001ed4ec"/>
    </style:style>
    <style:style style:name="P7" style:family="paragraph" style:parent-style-name="Standard" style:list-style-name="L1">
      <style:text-properties officeooo:paragraph-rsid="0039a973"/>
    </style:style>
    <style:style style:name="P8" style:family="paragraph" style:parent-style-name="Standard" style:list-style-name="L1">
      <style:text-properties officeooo:paragraph-rsid="0035a422"/>
    </style:style>
    <style:style style:name="P9" style:family="paragraph" style:parent-style-name="Standard" style:list-style-name="L1">
      <style:text-properties officeooo:paragraph-rsid="00255ef2"/>
    </style:style>
    <style:style style:name="P10" style:family="paragraph" style:parent-style-name="Standard" style:list-style-name="L1">
      <style:text-properties officeooo:paragraph-rsid="002bbbba"/>
    </style:style>
    <style:style style:name="P11" style:family="paragraph" style:parent-style-name="Standard" style:list-style-name="L1">
      <style:text-properties officeooo:rsid="0029eec9" officeooo:paragraph-rsid="0029eec9"/>
    </style:style>
    <style:style style:name="P12" style:family="paragraph" style:parent-style-name="Standard" style:list-style-name="L1">
      <style:text-properties style:font-name="Cantarell" fo:font-weight="bold" officeooo:rsid="002482eb" officeooo:paragraph-rsid="002482eb" style:font-weight-asian="bold" style:font-weight-complex="bold"/>
    </style:style>
    <style:style style:name="T1" style:family="text">
      <style:text-properties style:font-name="Cantarell" officeooo:rsid="00205bde"/>
    </style:style>
    <style:style style:name="T2" style:family="text">
      <style:text-properties style:font-name="Cantarell" fo:font-weight="bold" style:font-weight-asian="bold" style:font-weight-complex="bold"/>
    </style:style>
    <style:style style:name="T3" style:family="text">
      <style:text-properties style:font-name="Cantarell" fo:font-weight="bold" officeooo:rsid="001d956e" style:font-weight-asian="bold" style:font-weight-complex="bold"/>
    </style:style>
    <style:style style:name="T4" style:family="text">
      <style:text-properties style:font-name="Cantarell" fo:font-weight="bold" officeooo:rsid="0016773d" style:font-weight-asian="bold" style:font-weight-complex="bold"/>
    </style:style>
    <style:style style:name="T5" style:family="text">
      <style:text-properties style:font-name="Cantarell" fo:font-weight="bold" officeooo:rsid="0016e19d" style:font-weight-asian="bold" style:font-weight-complex="bold"/>
    </style:style>
    <style:style style:name="T6" style:family="text">
      <style:text-properties style:font-name="Cantarell" fo:font-weight="bold" officeooo:rsid="001720b0" style:font-weight-asian="bold" style:font-weight-complex="bold"/>
    </style:style>
    <style:style style:name="T7" style:family="text">
      <style:text-properties style:font-name="Cantarell" fo:font-weight="bold" officeooo:rsid="001a59f9" style:font-weight-asian="bold" style:font-weight-complex="bold"/>
    </style:style>
    <style:style style:name="T8" style:family="text">
      <style:text-properties style:font-name="Cantarell" fo:font-weight="bold" officeooo:rsid="001bc3c0" style:font-weight-asian="bold" style:font-weight-complex="bold"/>
    </style:style>
    <style:style style:name="T9" style:family="text">
      <style:text-properties style:font-name="Cantarell" fo:font-weight="bold" officeooo:rsid="001ed4ec" style:font-weight-asian="bold" style:font-weight-complex="bold"/>
    </style:style>
    <style:style style:name="T10" style:family="text">
      <style:text-properties style:font-name="Cantarell" fo:font-weight="bold" officeooo:rsid="00255ef2" style:font-weight-asian="bold" style:font-weight-complex="bold"/>
    </style:style>
    <style:style style:name="T11" style:family="text">
      <style:text-properties style:font-name="Cantarell" fo:font-weight="bold" officeooo:rsid="00284dfa" style:font-weight-asian="bold" style:font-weight-complex="bold"/>
    </style:style>
    <style:style style:name="T12" style:family="text">
      <style:text-properties style:font-name="Cantarell" fo:font-weight="bold" officeooo:rsid="0029eec9" style:font-weight-asian="bold" style:font-weight-complex="bold"/>
    </style:style>
    <style:style style:name="T13" style:family="text">
      <style:text-properties style:font-name="Cantarell" fo:font-weight="bold" officeooo:rsid="002bbbba" style:font-weight-asian="bold" style:font-weight-complex="bold"/>
    </style:style>
    <style:style style:name="T14" style:family="text">
      <style:text-properties style:font-name="Cantarell" fo:font-weight="bold" officeooo:rsid="0039a973" style:font-weight-asian="bold" style:font-weight-complex="bold"/>
    </style:style>
    <style:style style:name="T15" style:family="text">
      <style:text-properties style:font-name="Cantarell" fo:font-weight="bold" fo:background-color="transparent" loext:char-shading-value="0" style:font-weight-asian="bold" style:font-weight-complex="bold"/>
    </style:style>
    <style:style style:name="T16" style:family="text">
      <style:text-properties style:font-name="Cantarell" fo:background-color="#ffff00" loext:char-shading-value="0"/>
    </style:style>
    <style:style style:name="T17" style:family="text">
      <style:text-properties style:font-name="Cantarell" officeooo:rsid="00205bde" fo:background-color="#ffff00" loext:char-shading-value="0"/>
    </style:style>
    <style:style style:name="T18" style:family="text">
      <style:text-properties style:font-name="Cantarell" officeooo:rsid="0022e557" fo:background-color="#ffff00" loext:char-shading-value="0"/>
    </style:style>
    <style:style style:name="T19" style:family="text">
      <style:text-properties style:font-name="Cantarell" fo:font-weight="normal" officeooo:rsid="001bc3c0" fo:background-color="#ffff00" loext:char-shading-value="0" style:font-weight-asian="normal" style:font-weight-complex="normal"/>
    </style:style>
    <style:style style:name="T20" style:family="text">
      <style:text-properties style:font-name="Cantarell" fo:font-weight="normal" officeooo:rsid="00205bde" fo:background-color="#ffff00" loext:char-shading-value="0" style:font-weight-asian="normal" style:font-weight-complex="normal"/>
    </style:style>
    <style:style style:name="T21" style:family="text">
      <style:text-properties officeooo:rsid="0035a42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CEDIMENTO SOFTWARE PER PREPARARE</text:p>
      <text:p text:style-name="P1">IL RASPBERRY</text:p>
      <text:p text:style-name="P2"/>
      <text:p text:style-name="P2"/>
      <text:list xml:id="list397267929" text:style-name="L1">
        <text:list-item>
          <text:p text:style-name="P11"><text:span text:style-name="T17">I</text:span><text:span text:style-name="T16">NSTALLAZIONE DI PYTHON 2:</text:span><text:span text:style-name="T15"> sudo apt-get install python2</text:span></text:p>
        </text:list-item>
        <text:list-item>
          <text:p text:style-name="P6"><text:span text:style-name="T17">INSTALLAZIONE DI DATAPLICITY:</text:span><text:span text:style-name="T1"> </text:span><text:span text:style-name="T2">curl -s https://www.dataplicity.com/....py | sudo python</text:span><text:span text:style-name="T12">2</text:span></text:p>
        </text:list-item>
        <text:list-item>
          <text:p text:style-name="P7"><text:span text:style-name="T20">INSTALLAZIONE PIP:</text:span><text:span text:style-name="T14"> </text:span><text:span text:style-name="Source_20_Text"><text:span text:style-name="T14">sudo apt-get install python3-pip</text:span></text:span></text:p>
        </text:list-item>
        <text:list-item>
          <text:p text:style-name="P8"><text:span text:style-name="T17">INSTALLAZIONE DELLE LIBRERIE:</text:span><text:span text:style-name="T1"> </text:span><text:span text:style-name="T3">sudo </text:span><text:span text:style-name="T4">pip</text:span><text:span text:style-name="T3">3</text:span><text:span text:style-name="T4"> install</text:span><text:span text:style-name="T5"> mega.</text:span><text:span text:style-name="T6">py==1.0.8</text:span><text:span text:style-name="T5"> logzero </text:span><text:span text:style-name="T7">requests </text:span><text:span text:style-name="T8">flask </text:span><text:span text:style-name="Source_20_Text"><text:span text:style-name="T11">pyserial</text:span></text:span></text:p>
        </text:list-item>
        <text:list-item>
          <text:p text:style-name="P9"><text:span text:style-name="T19">INSTALLARE CV2:</text:span><text:span text:style-name="T10"> </text:span><text:span text:style-name="Source_20_Text"><text:span text:style-name="T8">sudo apt install python3-opencv</text:span></text:span></text:p>
        </text:list-item>
        <text:list-item>
          <text:p text:style-name="P10"><text:span text:style-name="Source_20_Text"><text:span text:style-name="T19">INSTALLAZIONE COMANDO PER FARE FOTO:</text:span></text:span><text:span text:style-name="Source_20_Text"><text:span text:style-name="T13"> </text:span></text:span><text:bookmark text:name="xterm"/><text:span text:style-name="Source_20_Text"><text:span text:style-name="T13">sudo apt-get install fswebcam</text:span></text:span></text:p>
        </text:list-item>
        <text:list-item>
          <text:p text:style-name="P6"><text:span text:style-name="T17">COME ESEGUIRE LO SCRIPT RASPBERRY.</text:span><text:span text:style-name="T18">PY</text:span><text:span text:style-name="T17">:</text:span><text:span text:style-name="T1"> </text:span><text:span text:style-name="T9">sudo python3 raspberry.py</text:span></text:p>
          <text:p text:style-name="P12"/>
        </text:list-item>
      </text:list>
      <text:p text:style-name="P3"/>
      <text:p text:style-name="P3"/>
      <text:p text:style-name="P5">RISORSE UTILI:</text:p>
      <text:p text:style-name="P3"/>
      <text:p text:style-name="P3"><text:a xlink:type="simple" xlink:href="https://gist.github.com/kdmukai/f840e9fa0532063dd2cead716281bec8" text:style-name="Internet_20_link" text:visited-style-name="Visited_20_Internet_20_Link">https://gist.github.com/kdmukai/f840e9fa0532063dd2cead716281bec8</text:a></text:p>
      <text:p text:style-name="P3"/>
      <text:p text:style-name="P3"><text:a xlink:type="simple" xlink:href="https://www.alauda.ro/2019/01/how-to-install-python-3-7-on-raspberry-pi/" text:style-name="Internet_20_link" text:visited-style-name="Visited_20_Internet_20_Link">https://www.alauda.ro/2019/01/how-to-install-python-3-7-on-raspberry-pi/</text:a></text:p>
      <text:p text:style-name="P3"/>
      <text:p text:style-name="P3"><text:a xlink:type="simple" xlink:href="https://qengineering.eu/install-tensorflow-2.1.0-on-raspberry-pi-4.html" text:style-name="Internet_20_link" text:visited-style-name="Visited_20_Internet_20_Link">https://qengineering.eu/install-tensorflow-2.1.0-on-raspberry-pi-4.html</text:a></text:p>
      <text:p text:style-name="P3"/>
      <text:p text:style-name="P3"><text:a xlink:type="simple" xlink:href="https://exerror.com/importerror-cannot-import-name-get_config-from-tensorflow-python-eager-context/" text:style-name="Internet_20_link" text:visited-style-name="Visited_20_Internet_20_Link">https://exerror.com/importerror-cannot-import-name-get_config-from-tensorflow-python-eager-context/</text:a><text:span text:style-name="T21"><text:line-break/></text:span></text:p>
      <text:p text:style-name="P4"><text:a xlink:type="simple" xlink:href="https://stackoverflow.com/questions/3740152/how-to-change-permissions-for-a-folder-and-its-subfolders-files-in-one-step" text:style-name="Internet_20_link" text:visited-style-name="Visited_20_Internet_20_Link">https://stackoverflow.com/questions/3740152/how-to-change-permissions-for-a-folder-and-its-subfolders-files-in-one-step</text:a></text:p>
      <text:p text:style-name="P4"/>
      <text:p text:style-name="P4"><text:a xlink:type="simple" xlink:href="https://www.anegron.site/2020/06/18/how-to-install-conda-and-docker-on-your-raspberry-pi/" text:style-name="Internet_20_link" text:visited-style-name="Visited_20_Internet_20_Link">https://www.anegron.site/2020/06/18/how-to-install-conda-and-docker-on-your-raspberry-pi/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Cantarell" svg:font-family="Cantarell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6T18:03:00.880846847</meta:creation-date>
    <dc:date>2021-12-17T17:22:20.035715776</dc:date>
    <meta:editing-duration>PT4H31M39S</meta:editing-duration>
    <meta:editing-cycles>22</meta:editing-cycles>
    <meta:generator>LibreOffice/7.1.7.2$Linux_X86_64 LibreOffice_project/10$Build-2</meta:generator>
    <meta:document-statistic meta:table-count="0" meta:image-count="0" meta:object-count="0" meta:page-count="1" meta:paragraph-count="16" meta:word-count="78" meta:character-count="1053" meta:non-whitespace-character-count="997"/>
  </office:meta>
</office:document-meta>
</file>